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5" style:family="table">
      <style:table-properties style:width="19.001cm" table:align="margins"/>
    </style:style>
    <style:style style:name="Tabela5.A" style:family="table-column">
      <style:table-column-properties style:column-width="19.001cm" style:rel-column-width="65535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" style:family="table-cell">
      <style:table-cell-properties fo:padding="0.097cm" fo:border-left="0.5pt solid #000000" fo:border-right="0.5pt solid #000000" fo:border-top="none" fo:border-bottom="none"/>
    </style:style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19.001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19.001cm" style:rel-column-width="65535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19.001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19.001cm" style:rel-column-width="65535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143d8"/>
    </style:style>
    <style:style style:name="P2" style:family="paragraph" style:parent-style-name="Table_20_Contents">
      <style:paragraph-properties>
        <style:tab-stops>
          <style:tab-stop style:position="12cm"/>
        </style:tab-stops>
      </style:paragraph-properties>
      <style:text-properties officeooo:rsid="0012596c" officeooo:paragraph-rsid="002add97"/>
    </style:style>
    <style:style style:name="P3" style:family="paragraph" style:parent-style-name="Table_20_Contents">
      <style:paragraph-properties>
        <style:tab-stops>
          <style:tab-stop style:position="7.024cm"/>
          <style:tab-stop style:position="12cm"/>
        </style:tab-stops>
      </style:paragraph-properties>
      <style:text-properties officeooo:rsid="0012596c" officeooo:paragraph-rsid="002add97"/>
    </style:style>
    <style:style style:name="P4" style:family="paragraph" style:parent-style-name="Table_20_Contents">
      <style:paragraph-properties>
        <style:tab-stops>
          <style:tab-stop style:position="12.003cm"/>
        </style:tab-stops>
      </style:paragraph-properties>
      <style:text-properties officeooo:rsid="0012596c" officeooo:paragraph-rsid="002add97"/>
    </style:style>
    <style:style style:name="P5" style:family="paragraph" style:parent-style-name="Table_20_Contents">
      <style:text-properties officeooo:rsid="0012596c" officeooo:paragraph-rsid="002add97"/>
    </style:style>
    <style:style style:name="P6" style:family="paragraph" style:parent-style-name="Table_20_Contents">
      <style:paragraph-properties>
        <style:tab-stops>
          <style:tab-stop style:position="12cm"/>
        </style:tab-stops>
      </style:paragraph-properties>
      <style:text-properties officeooo:rsid="00125724" officeooo:paragraph-rsid="002add97"/>
    </style:style>
    <style:style style:name="P7" style:family="paragraph" style:parent-style-name="Standard">
      <style:text-properties officeooo:paragraph-rsid="001143d8"/>
    </style:style>
    <style:style style:name="P8" style:family="paragraph" style:parent-style-name="Standard">
      <style:text-properties officeooo:paragraph-rsid="002cb238"/>
    </style:style>
    <style:style style:name="P9" style:family="paragraph" style:parent-style-name="Standard">
      <style:text-properties fo:font-size="10pt" officeooo:paragraph-rsid="002cb238"/>
    </style:style>
    <style:style style:name="P10" style:family="paragraph" style:parent-style-name="Standard">
      <style:text-properties fo:font-size="10pt" officeooo:rsid="0023ecc9" officeooo:paragraph-rsid="002cb238"/>
    </style:style>
    <style:style style:name="P11" style:family="paragraph" style:parent-style-name="Standard">
      <style:text-properties fo:font-style="italic" officeooo:rsid="002cb238" officeooo:paragraph-rsid="002cb238" style:font-style-asian="italic" style:font-style-complex="italic"/>
    </style:style>
    <style:style style:name="P12" style:family="paragraph" style:parent-style-name="Standard">
      <style:text-properties fo:font-style="italic" officeooo:paragraph-rsid="002cb238" style:font-style-asian="italic" style:font-style-complex="italic"/>
    </style:style>
    <style:style style:name="P13" style:family="paragraph" style:parent-style-name="Heading_20_1">
      <style:paragraph-properties fo:text-align="center" style:justify-single-word="false"/>
    </style:style>
    <style:style style:name="P14" style:family="paragraph" style:parent-style-name="Heading_20_1">
      <style:text-properties officeooo:rsid="00125724" officeooo:paragraph-rsid="002add97"/>
    </style:style>
    <style:style style:name="P15" style:family="paragraph" style:parent-style-name="Heading_20_2">
      <style:text-properties officeooo:rsid="000e77b5" officeooo:paragraph-rsid="002cb238"/>
    </style:style>
    <style:style style:name="P16" style:family="paragraph" style:parent-style-name="Heading_20_2">
      <style:text-properties officeooo:rsid="0023ecc9" officeooo:paragraph-rsid="002cb238"/>
    </style:style>
    <style:style style:name="P17" style:family="paragraph" style:parent-style-name="Heading_20_2">
      <style:text-properties officeooo:paragraph-rsid="002cb238"/>
    </style:style>
    <style:style style:name="T1" style:family="text">
      <style:text-properties officeooo:rsid="000e77b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77b5" style:font-weight-asian="bold" style:font-weight-complex="bold"/>
    </style:style>
    <style:style style:name="T4" style:family="text">
      <style:text-properties fo:font-weight="bold" officeooo:rsid="001143d8" style:font-weight-asian="bold" style:font-weight-complex="bold"/>
    </style:style>
    <style:style style:name="T5" style:family="text">
      <style:text-properties fo:font-weight="bold" officeooo:rsid="002cb238" style:font-weight-asian="bold" style:font-weight-complex="bold"/>
    </style:style>
    <style:style style:name="T6" style:family="text">
      <style:text-properties officeooo:rsid="001143d8"/>
    </style:style>
    <style:style style:name="T7" style:family="text">
      <style:text-properties officeooo:rsid="00125724"/>
    </style:style>
    <style:style style:name="T8" style:family="text">
      <style:text-properties officeooo:rsid="001581b7"/>
    </style:style>
    <style:style style:name="T9" style:family="text">
      <style:text-properties officeooo:rsid="00191bdb"/>
    </style:style>
    <style:style style:name="T10" style:family="text">
      <style:text-properties officeooo:rsid="001cbed8"/>
    </style:style>
    <style:style style:name="T11" style:family="text">
      <style:text-properties officeooo:rsid="001e8e84"/>
    </style:style>
    <style:style style:name="T12" style:family="text">
      <style:text-properties officeooo:rsid="00228506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officeooo:rsid="0023ecc9"/>
    </style:style>
    <style:style style:name="T15" style:family="text">
      <style:text-properties officeooo:rsid="0024bf3d"/>
    </style:style>
    <style:style style:name="T16" style:family="text">
      <style:text-properties officeooo:rsid="0027eab9"/>
    </style:style>
    <style:style style:name="T17" style:family="text">
      <style:text-properties officeooo:rsid="002cb238"/>
    </style:style>
    <style:style style:name="T18" style:family="text">
      <style:text-properties fo:font-style="italic" officeooo:rsid="002cb238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Relatório de <text:span text:style-name="T9">Participação no Evento</text:span></text:h>
      <text:h text:style-name="P14" text:outline-level="1">Identificação e parecer</text:h>
      <table:table table:name="Tabela5" table:style-name="Tabela5">
        <table:table-column table:style-name="Tabela5.A"/>
        <table:table-row>
          <table:table-cell table:style-name="Tabela5.A1" office:value-type="string">
            <text:p text:style-name="P6">Nome:<text:tab/><text:span text:style-name="T8">Telefone:</text:span></text:p>
            <text:p text:style-name="P3"><text:span text:style-name="T9">Curso:<text:tab/>Série</text:span>: <text:tab/><text:span text:style-name="T7">Matrícula:</text:span></text:p>
            <text:p text:style-name="P2"><text:span text:style-name="T7">Superior imediato </text:span>no evento<text:span text:style-name="T7">:<text:tab/>Evento:</text:span></text:p>
          </table:table-cell>
        </table:table-row>
        <table:table-row>
          <table:table-cell table:style-name="Tabela5.A2" office:value-type="string">
            <text:p text:style-name="P4">Avaliador:<text:tab/><text:span text:style-name="T10">Data:</text:span></text:p>
          </table:table-cell>
        </table:table-row>
        <table:table-row>
          <table:table-cell table:style-name="Tabela5.A3" office:value-type="string">
            <text:p text:style-name="P5">Parecer <text:span text:style-name="T17">do avalidor</text:span>:</text:p>
            <text:p text:style-name="P5"/>
            <text:p text:style-name="P5"/>
            <text:p text:style-name="P5"/>
            <text:p text:style-name="P5"/>
          </table:table-cell>
        </table:table-row>
      </table:table>
      <text:h text:style-name="P15" text:outline-level="2">Valores profissionais</text:h>
      <table:table table:name="Tabela3" table:style-name="Tabela3">
        <table:table-column table:style-name="Tabela3.A"/>
        <table:table-row>
          <table:table-cell table:style-name="Tabela3.A1" office:value-type="string">
            <text:p text:style-name="P8"><text:span text:style-name="T1">1</text:span>. Que ações indicam que empregou <text:span text:style-name="T4">M</text:span><text:span text:style-name="T2">otivação e </text:span><text:span text:style-name="T4">E</text:span><text:span text:style-name="T2">nergia</text:span> ao realizar as atividades?</text:p>
            <text:p text:style-name="P8"/>
            <text:p text:style-name="P8"/>
            <text:p text:style-name="P8"/>
          </table:table-cell>
        </table:table-row>
        <table:table-row>
          <table:table-cell table:style-name="Tabela3.A2" office:value-type="string">
            <text:p text:style-name="P8"><text:span text:style-name="T17">2</text:span>. Que ações indicam seu <text:span text:style-name="T2">Comprometimento </text:span>e sua <text:span text:style-name="T2">Confiabilidade</text:span>?</text:p>
            <text:p text:style-name="P8"/>
            <text:p text:style-name="P8"/>
            <text:p text:style-name="P8"/>
          </table:table-cell>
        </table:table-row>
        <table:table-row>
          <table:table-cell table:style-name="Tabela3.A2" office:value-type="string">
            <text:p text:style-name="P8"><text:span text:style-name="T17">3</text:span>. Que ações indicam sua <text:span text:style-name="T2">Determinação</text:span> no trabalho?</text:p>
            <text:p text:style-name="P8"/>
            <text:p text:style-name="P8"/>
            <text:p text:style-name="P8"/>
          </table:table-cell>
        </table:table-row>
        <table:table-row>
          <table:table-cell table:style-name="Tabela3.A2" office:value-type="string">
            <text:p text:style-name="P8"><text:span text:style-name="T17">4</text:span>. Que ações indicam sua <text:span text:style-name="T2">atenção aos detalhes </text:span>e comprometimento em realizar as atividades?</text:p>
            <text:p text:style-name="P8"/>
            <text:p text:style-name="P8"/>
            <text:p text:style-name="P8"/>
          </table:table-cell>
        </table:table-row>
        <table:table-row>
          <table:table-cell table:style-name="Tabela3.A2" office:value-type="string">
            <text:p text:style-name="P8"><text:span text:style-name="T17">5</text:span>. Que ações indicam sua <text:span text:style-name="T2">integridade</text:span> e <text:span text:style-name="T2">honestidade</text:span>?</text:p>
            <text:p text:style-name="P8"/>
            <text:p text:style-name="P8"/>
            <text:p text:style-name="P8"/>
          </table:table-cell>
        </table:table-row>
        <table:table-row>
          <table:table-cell table:style-name="Tabela3.A2" office:value-type="string">
            <text:p text:style-name="P8"><text:span text:style-name="T17">6</text:span>. Que ações indicam sua <text:span text:style-name="T2">produtividade</text:span>?</text:p>
            <text:p text:style-name="P8"/>
            <text:p text:style-name="P8"/>
            <text:p text:style-name="P8"/>
            <text:p text:style-name="P8"/>
          </table:table-cell>
        </table:table-row>
        <table:table-row>
          <table:table-cell table:style-name="Tabela3.A2" office:value-type="string">
            <text:p text:style-name="P8"><text:span text:style-name="T17">7</text:span>. Que ações indicam que foi capaz de trabalhar apesar das adversidades?</text:p>
            <text:p text:style-name="P8"/>
            <text:p text:style-name="P8"/>
            <text:p text:style-name="P8"/>
            <text:p text:style-name="P8"/>
          </table:table-cell>
        </table:table-row>
        <table:table-row>
          <table:table-cell table:style-name="Tabela3.A2" office:value-type="string">
            <text:p text:style-name="P8"><text:span text:style-name="T17">8</text:span>. Que ações indicam que trabalhou de acordo com <text:span text:style-name="T2">sistemas</text:span> ou <text:span text:style-name="T2">procedimentos</text:span> <text:span text:style-name="T1">preestabelecidos</text:span>?</text:p>
            <text:p text:style-name="P8"/>
            <text:p text:style-name="P8"/>
            <text:p text:style-name="P8"/>
            <text:p text:style-name="P8"/>
          </table:table-cell>
        </table:table-row>
      </table:table>
      <text:h text:style-name="P16" text:outline-level="2"><text:soft-page-break/></text:h>
      <text:h text:style-name="Heading_20_2" text:outline-level="2">Experiência profissional</text:h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"><text:span text:style-name="T1">9</text:span>. Quais eram as suas <text:span text:style-name="T2">atribuições</text:span>? Descreva sua rotina de compromissos, responsabilidades, e nível de autoridade. Utilize números ou porcentagem, especifique com quem você interagia, etc.</text:p>
            <text:p text:style-name="P1"/>
            <text:p text:style-name="P1"/>
            <text:p text:style-name="P1"/>
          </table:table-cell>
        </table:table-row>
        <table:table-row>
          <table:table-cell table:style-name="Tabela2.A2" office:value-type="string">
            <text:p text:style-name="P1"><text:span text:style-name="T1">10</text:span>. Quais <text:span text:style-name="T2">competências técnicas</text:span> empregou durante o evento? Dê exemplo com ações. Ex: <text:span text:style-name="T9">e</text:span>scrita, <text:span text:style-name="T9">g</text:span>erencia<text:span text:style-name="T9">mento</text:span> de projeto, conselho, <text:span text:style-name="T1">assessoria, </text:span>pesquisa, rede social, edição gráfica, e-mail, programação, processamento de dados, etc.</text:p>
            <text:p text:style-name="P1"/>
            <text:p text:style-name="P1"/>
            <text:p text:style-name="P1"/>
          </table:table-cell>
        </table:table-row>
        <table:table-row>
          <table:table-cell table:style-name="Tabela2.A2" office:value-type="string">
            <text:p text:style-name="P1"><text:span text:style-name="T1">11</text:span>. Em que situações empregou o <text:span text:style-name="T2">pensamento crítico</text:span>? (Pensar em um problema, definir desafios e possíveis soluções, <text:s/>avaliar e implem<text:span text:style-name="T6">e</text:span>ntar a melhor solução com base nas alternativas)</text:p>
            <text:p text:style-name="P1"/>
            <text:p text:style-name="P1"/>
            <text:p text:style-name="P1"/>
          </table:table-cell>
        </table:table-row>
        <table:table-row>
          <table:table-cell table:style-name="Tabela2.A2" office:value-type="string">
            <text:p text:style-name="P1"><text:span text:style-name="T1">12</text:span>. Quais <text:span text:style-name="T2">comunicações</text:span> empregou no evento? Ex: Verbal, Escuta, Escrita e Tecnológica (escolha de meio de comunicação apropriado). Dê exemplos.</text:p>
            <text:p text:style-name="P1"/>
            <text:p text:style-name="P1"/>
            <text:p text:style-name="P1"/>
          </table:table-cell>
        </table:table-row>
        <table:table-row>
          <table:table-cell table:style-name="Tabela2.A2" office:value-type="string">
            <text:p text:style-name="P1"><text:span text:style-name="T1">13</text:span>. Como empregou a <text:span text:style-name="T2">gerência do tempo</text:span> e <text:span text:style-name="T2">organização</text:span> de tarefas? Para: a) organizar as tarefas que precisam ser realizadas. b) Estabelecer prioridades. c) Gerenciar o tempo.</text:p>
            <text:p text:style-name="P1"/>
            <text:p text:style-name="P1"/>
            <text:p text:style-name="P1"/>
          </table:table-cell>
        </table:table-row>
        <table:table-row>
          <table:table-cell table:style-name="Tabela2.A2" office:value-type="string">
            <text:p text:style-name="P1"><text:span text:style-name="T1">14</text:span>. Como empregou o <text:span text:style-name="T2">trabalho em equipe</text:span>? Como cooperou com a equipe? Quais decisões tomou baseado na melhoria da equipe? Como manteve os demais integrantes informado das suas tarefas? Como se comprometeu com a equipe? Quando compartilhou o crédito dos demais?</text:p>
            <text:p text:style-name="P1"/>
            <text:p text:style-name="P1"/>
            <text:p text:style-name="P1"/>
          </table:table-cell>
        </table:table-row>
        <table:table-row>
          <table:table-cell table:style-name="Tabela2.A2" office:value-type="string">
            <text:p text:style-name="P1"><text:span text:style-name="T1">15</text:span>. Assumiu posição de <text:span text:style-name="T2">liderança</text:span>? Descreva as situações.</text:p>
            <text:p text:style-name="P1"/>
            <text:p text:style-name="P1"/>
            <text:p text:style-name="P1"/>
            <text:p text:style-name="P1"/>
          </table:table-cell>
        </table:table-row>
      </table:table>
      <text:h text:style-name="P17" text:outline-level="2"><text:span text:style-name="T1">Realizações</text:span>/<text:span text:style-name="T1">Conquistas</text:span>/<text:span text:style-name="T1">Sucessos</text:span></text:h>
      <text:p text:style-name="P9">Para responder as questões <text:span text:style-name="T1">de </text:span><text:span text:style-name="T3">1</text:span><text:span text:style-name="T5">7</text:span><text:span text:style-name="T3"> a 8</text:span>, <text:span text:style-name="T12">basta informar na sequência</text:span> <text:span text:style-name="T11">o </text:span>Desafio, <text:span text:style-name="T11">a </text:span>Ação <text:span text:style-name="T11">e o </text:span>Resultado:</text:p>
      <text:p text:style-name="P9"><text:span text:style-name="T13">Desafio</text:span>: Qual desafio você enfrentou ou qual problema você resolveu?</text:p>
      <text:p text:style-name="P9"><text:span text:style-name="T2">Ação</text:span>: Que ação você realizou <text:span text:style-name="T14">para resolver o desafio?</text:span></text:p>
      <text:p text:style-name="P9"><text:span text:style-name="T2">Resultado</text:span>: Qual foi o resultado da sua ação? Que valor foi trazido em decorrência da sua ação?</text:p>
      <text:p text:style-name="P10">Ex<text:span text:style-name="T15">emplo</text:span>: Desafio(Organizar o Cerimonial). Ação(Planejamento do cerimonial). Resultado(Cerimonial elogiado durante avaliação do evento, foi dito que “trouxe um ar de profissionalismo ao evento”)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8"><text:span text:style-name="T1">16</text:span>. Você contribuiu para economia dos gastos? Se afirmativo, como?</text:p>
            <text:p text:style-name="P11">Desafio:</text:p>
            <text:p text:style-name="P11">Ação:</text:p>
            <text:p text:style-name="P12"><text:span text:style-name="T17">Resultado:</text:span></text:p>
          </table:table-cell>
        </table:table-row>
        <text:soft-page-break/>
        <table:table-row>
          <table:table-cell table:style-name="Tabela1.A2" office:value-type="string">
            <text:p text:style-name="P8"><text:span text:style-name="T17">17</text:span>. Você especificou algum procedimento que foi realizado? Se afirmativo, quais foram os resultados?</text:p>
            <text:p text:style-name="P11">Desafio:</text:p>
            <text:p text:style-name="P11">Ação:</text:p>
            <text:p text:style-name="P8"><text:span text:style-name="T18">Resultado:</text:span></text:p>
          </table:table-cell>
        </table:table-row>
        <table:table-row>
          <table:table-cell table:style-name="Tabela1.A2" office:value-type="string">
            <text:p text:style-name="P8"><text:span text:style-name="T17">18</text:span>. Você atingiu algum prazo apertado através do esforço extra? Se afirmativo, que diferença isso fez para o evento/instituição?</text:p>
            <text:p text:style-name="P11">Desafio:</text:p>
            <text:p text:style-name="P11">Ação:</text:p>
            <text:p text:style-name="P8"><text:span text:style-name="T18">Resultado:</text:span></text:p>
          </table:table-cell>
        </table:table-row>
        <table:table-row>
          <table:table-cell table:style-name="Tabela1.A2" office:value-type="string">
            <text:p text:style-name="P8"><text:span text:style-name="T17">19</text:span>. Você sugeriu ou ajudou a lançar algum projeto ou processo novo? Se afirmativo, você liderou ou proveu suporte? Quão positivo foi o seu esforço? Quais foram os resultados?</text:p>
            <text:p text:style-name="P11">Desafio:</text:p>
            <text:p text:style-name="P11">Ação:</text:p>
            <text:p text:style-name="P8"><text:span text:style-name="T18">Resultado:</text:span></text:p>
          </table:table-cell>
        </table:table-row>
        <table:table-row>
          <table:table-cell table:style-name="Tabela1.A2" office:value-type="string">
            <text:p text:style-name="P8"><text:span text:style-name="T17">20</text:span>. Você assumiu responsabilidades que não <text:span text:style-name="T1">eram </text:span>parte do seu trabalho? Elas foram designadas ou você as realizou proativamente? Por que você foi selecionado<text:span text:style-name="T1">(a)</text:span>?</text:p>
            <text:p text:style-name="P11">Desafio:</text:p>
            <text:p text:style-name="P11">Ação:</text:p>
            <text:p text:style-name="P8"><text:span text:style-name="T18">Resultado:</text:span></text:p>
          </table:table-cell>
        </table:table-row>
        <table:table-row>
          <table:table-cell table:style-name="Tabela1.A2" office:value-type="string">
            <text:p text:style-name="P8"><text:span text:style-name="T17">21</text:span>. Você melhorou a comunicação na instituição/equipe? Se afirmativo, com que, e qual foi o resultado?</text:p>
            <text:p text:style-name="P11">Desafio:</text:p>
            <text:p text:style-name="P11">Ação:</text:p>
            <text:p text:style-name="P8"><text:span text:style-name="T18">Resultado:</text:span></text:p>
          </table:table-cell>
        </table:table-row>
        <table:table-row>
          <table:table-cell table:style-name="Tabela1.A2" office:value-type="string">
            <text:p text:style-name="P8"><text:span text:style-name="T17">22</text:span>. Como a instituição se beneficia com a sua performance?</text:p>
            <text:p text:style-name="P11">Desafio:</text:p>
            <text:p text:style-name="P11">Ação:</text:p>
            <text:p text:style-name="P8"><text:span text:style-name="T18">Resultado:</text:span></text:p>
          </table:table-cell>
        </table:table-row>
        <table:table-row>
          <table:table-cell table:style-name="Tabela1.A2" office:value-type="string">
            <text:p text:style-name="P8"><text:span text:style-name="T17">23</text:span>. Você completou algum projeto especial? Quais foram eles e quais os resultados?</text:p>
            <text:p text:style-name="P11">Desafio:</text:p>
            <text:p text:style-name="P11">Ação:</text:p>
            <text:p text:style-name="P8"><text:span text:style-name="T18">Resultado:</text:span></text:p>
          </table:table-cell>
        </table:table-row>
      </table:table>
      <text:h text:style-name="P17" text:outline-level="2">Reflexões finais</text:h>
      <table:table table:name="Tabela4" table:style-name="Tabela4">
        <table:table-column table:style-name="Tabela4.A"/>
        <table:table-row>
          <table:table-cell table:style-name="Tabela4.A1" office:value-type="string">
            <text:p text:style-name="P8"><text:span text:style-name="T1">24.</text:span> O que o torna <text:span text:style-name="T2">diferente</text:span> dos demais <text:span text:style-name="T16">integrantes do evento</text:span>?</text:p>
            <text:p text:style-name="P8"/>
            <text:p text:style-name="P8"/>
            <text:p text:style-name="P8"/>
            <text:p text:style-name="P8"/>
          </table:table-cell>
        </table:table-row>
        <table:table-row>
          <table:table-cell table:style-name="Tabela4.A2" office:value-type="string">
            <text:p text:style-name="P8"><text:span text:style-name="T1">25.</text:span> Por que escolheu ser <text:span text:style-name="T2">monitor</text:span> <text:span text:style-name="T16">(ou oficineiro, palestrante, etc.) no evento</text:span>?</text:p>
            <text:p text:style-name="P8"/>
            <text:p text:style-name="P8"/>
            <text:p text:style-name="P8"/>
          </table:table-cell>
        </table:table-row>
      </table:table>
      <text:h text:style-name="P16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11:24:45.698032745</meta:creation-date>
    <dc:date>2019-11-28T10:30:00.917360363</dc:date>
    <meta:editing-duration>PT1H19M22S</meta:editing-duration>
    <meta:editing-cycles>24</meta:editing-cycles>
    <meta:generator>LibreOffice/6.0.7.3$Linux_X86_64 LibreOffice_project/00m0$Build-3</meta:generator>
    <meta:document-statistic meta:table-count="5" meta:image-count="0" meta:object-count="0" meta:page-count="3" meta:paragraph-count="65" meta:word-count="552" meta:character-count="3723" meta:non-whitespace-character-count="3234"/>
  </office:meta>
</office:document-meta>
</file>